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57cm" svg:height="8.758cm" svg:x="0.03cm" svg:y="0.75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2cm" svg:y="4.1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11-28T10:31:18.218599016</dc:date>
    <meta:editing-duration>PT3M54S</meta:editing-duration>
    <meta:editing-cycles>20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71cm" svg:height="8.759cm" xlink:href="." xlink:type="simple" chart:class="chart:scatter" chart:style-name="ch1">
        <chart:plot-area chart:style-name="ch2" chart:data-source-has-labels="both" svg:x="0.311cm" svg:y="0.175cm" svg:width="14.949cm" svg:height="8.409cm">
          <chartooo:coordinate-region svg:x="0.853cm" svg:y="0.374cm" svg:width="14.313cm" svg:height="8.011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17638090205041">
                <text:p>0.517638090205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93185165257814">
                <text:p>1.93185165257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517638090205041">
                <text:p>-0.517638090205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93185165257814">
                <text:p>-1.931851652578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1763809020504">
                <text:p>0.51763809020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93185165257814">
                <text:p>1.931851652578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41421356237309">
                <text:p>1.41421356237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